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4000003E0CA7E4E56A36E7750.jpg" manifest:media-type="image/jpeg"/>
  <manifest:file-entry manifest:full-path="Pictures/10000000000003ED0000020848E93B908A8E772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1.648cm" svg:height="11.2cm" svg:x="0cm" svg:y="0cm">
          <draw:image xlink:href="Pictures/10000000000003ED0000020848E93B908A8E7723.png" xlink:type="simple" xlink:show="embed" xlink:actuate="onLoad">
            <text:p/>
          </draw:image>
        </draw:frame>
        <draw:frame draw:style-name="gr1" draw:text-style-name="P1" draw:layer="layout" svg:width="13.925cm" svg:height="10.758cm" svg:x="0.075cm" svg:y="10.251cm">
          <draw:image xlink:href="Pictures/1000000000000504000003E0CA7E4E56A36E775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1T09:16:18.637732299</meta:creation-date>
    <dc:date>2016-10-01T14:23:45.158548329</dc:date>
    <meta:editing-duration>PT4H26M32S</meta:editing-duration>
    <meta:editing-cycles>13</meta:editing-cycles>
    <meta:generator>LibreOffice/5.1.4.2$Linux_X86_64 LibreOffice_project/10m0$Build-2</meta:generator>
    <meta:document-statistic meta:object-count="25"/>
  </office:meta>
</office:document-meta>
</file>